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UDPClient.getTime(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imeUDPClient.getDate( InetAddress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UDPClient.getTime(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UDPClient.getDate( InetAddress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